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7-2205-02.397.343/0013-09-55-013-000.001.492-1-60.384.068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27.883.819/0001-09-55-001-000.031.231-1-06.199.249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27.883.819/0001-09-55-001-000.031.231-1-06.199.249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14.872.524/0001-87-55-001-000.060.860-1-06.181.527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14.872.524/0001-87-55-001-000.060.861-1-06.181.857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06.100.513/0001-50-55-001-000.073.405-1-79.997.893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35.470.025/0001-33-55-001-000.116.499-1-06.166.281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27.883.819/0001-09-55-001-000.031.239-1-06.202.664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5-24.372.466/0001-86-55-001-000.053.479-1-30.381.47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576.452/0001-65-55-001-000.000.899-1-02.758.456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112.222/0001-67-55-001-000.001.390-1-79.998.980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112.222/0001-67-55-001-000.001.390-1-79.998.980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112.222/0001-67-55-001-000.001.390-1-79.998.980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112.222/0001-67-55-001-000.001.390-1-79.998.980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6.515-1-06.251.068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3-1-24.113.710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3-1-24.113.710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3-1-24.113.710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3-1-24.113.710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8-1-94.915.615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8-1-94.915.615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08-1-94.915.615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9.097.993/0001-36-55-001-000.062.827-1-06.370.096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6.100.513/0001-50-55-001-000.073.592-1-62.202.330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6.100.513/0001-50-55-001-000.073.594-1-14.429.623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2-48-55-020-000.075.177-1-61.403.029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073-1-06.293.579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638-1-06.379.039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1-16.846.429/0001-34-55-001-000.028.439-1-89.036.028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1-16.846.429/0001-34-55-001-000.028.439-1-89.036.028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1-16.846.429/0001-34-55-001-000.028.439-1-89.036.028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10-1-19.910.01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10-1-19.910.01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10-1-19.910.01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10-1-19.910.01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3.710-1-19.910.01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9.097.993/0001-36-55-001-000.062.829-1-06.370.402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640-1-06.379.194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640-1-06.379.194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640-1-06.379.194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195-1-19.313.071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45.154.973/0001-13-55-001-000.000.039-1-00.000.001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45.154.973/0001-13-55-001-000.000.039-1-00.000.001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5.484.668/0001-29-55-001-000.001.042-1-87.786.779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634-1-22.684.129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634-1-22.684.129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634-1-22.684.129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9-14-55-010-000.002.672-1-40.293.154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363-1-04.633.357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364-1-04.633.378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804-1-37.550.846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804-1-37.550.846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804-1-37.550.846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6.969-1-06.493.042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6.969-1-06.493.042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6.969-1-06.493.042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2-48-55-020-000.075.176-1-60.104.183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2-48-55-020-000.075.176-1-60.104.183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152-1-06.428.512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153-1-06.432.060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194-1-19.313.038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471.057/0001-30-55-001-000.333.545-1-03.826.718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41.879.627/0001-41-55-001-000.000.665-1-52.324.925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6.100.513/0001-50-55-001-000.073.705-1-27.831.107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27.412/0001-23-55-001-000.040.696-1-06.642.770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888-1-70.663.328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888-1-70.663.328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300-1-06.653.355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300-1-06.653.355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800-1-06.619.570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3.804-1-06.621.529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2.853-1-36.768.544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796-1-84.793.159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796-1-84.793.159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796-1-84.793.159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784-1-40.817.241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9.833.396/0001-93-55-001-000.000.105-1-77.323.403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4.797.330/0002-91-55-000-000.021.170-1-00.799.582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037-1-06.675.76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037-1-06.675.76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037-1-06.675.76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037-1-06.675.76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037-1-06.675.762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19.030/0001-58-55-001-000.088.318-1-06.674.380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8.653.646/0001-40-55-001-000.000.769-1-00.409.173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8.653.646/0001-40-55-001-000.000.769-1-00.409.173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576.452/0001-65-55-001-000.000.911-1-86.179.495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1.750.618/0001-31-55-001-000.004.394-1-01.968.302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1.750.618/0001-31-55-001-000.004.394-1-01.968.302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0.471.057/0002-10-55-001-000.013.020-1-03.887.077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27.412/0001-23-55-001-000.040.726-1-06.742.411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4.164-1-43.181.667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372.466/0001-86-55-001-000.054.165-1-65.121.128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7.319-1-06.725.081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7.319-1-06.725.081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7.319-1-06.725.081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3.404.914/0001-77-55-002-000.016.419-1-73.679.680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4-1-06.939.163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4-1-06.939.163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5-1-06.939.273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5-1-06.939.273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5-1-06.939.273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470.025/0001-33-55-001-000.116.735-1-06.939.273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41.879.627/0001-41-55-001-000.000.686-1-37.924.620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3-09-55-013-000.001.869-1-37.254.475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965.012/0001-56-55-001-000.002.508-1-49.588.298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972-1-68.641.006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972-1-68.641.006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5.972-1-68.641.006-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5-90-55-050-000.061.884-1-32.057.607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2-48-55-020-000.075.497-1-65.547.648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1-17-55-001-000.099.574-1-19.492.236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4.012-1-06.897.888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4.014-1-06.897.934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426-1-19.491.126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427-1-19.491.207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9.417.027/0001-66-55-001-000.000.811-1-21.987.221-9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2.573.345/0001-77-55-001-000.001.063-1-00.001.064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1-39-55-012-000.002.339-1-70.168.017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11-39-55-012-000.002.339-1-70.168.017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7.883.819/0001-09-55-001-000.031.525-1-06.957.531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3.727.412/0001-23-55-001-000.040.877-1-07.132.701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862.352/0005-05-55-001-000.050.259-1-52.771.468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8.025-1-07.060.217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5.572.655/0001-19-55-001-000.058.025-1-07.060.217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126-1-06.976.387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126-1-06.976.387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4.872.524/0001-87-55-001-000.061.126-1-06.976.387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593.945/0001-02-55-001-000.114.015-1-06.898.025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1-67-55-010-000.203.216-1-76.656.097-3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425-1-19.491.089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3-89-55-001-000.207.428-1-19.491.219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43.038.364/0002-54-55-001-000.000.057-1-75.175.044-0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1.279.447/0001-11-55-001-000.000.058-1-78.632.570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1.279.447/0001-11-55-001-000.000.058-1-78.632.570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698-1-04.714.986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699-1-04.715.003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699-1-04.715.003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699-1-04.715.003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700-1-04.715.046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6.729.561/0001-10-55-001-000.014.700-1-04.715.046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2.397.343/0004-00-55-040-000.056.073-1-77.007.829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9.097.993/0001-36-55-001-000.063.080-1-07.150.697-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1-17-55-001-000.099.720-1-19.578.691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07.256.568/0001-17-55-001-000.099.720-1-19.578.691-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36.118.760/0001-45-55-001-000.000.002-1-92.948.218-6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24.147.790/0001-09-55-002-000.000.884-1-00.464.032-2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846.429/0001-34-55-001-000.031.097-1-84.574.028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846.429/0001-34-55-001-000.031.097-1-84.574.028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846.429/0001-34-55-001-000.031.097-1-84.574.028-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846.429/0001-34-55-001-000.031.098-1-33.661.418-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17-2206-16.846.429/0001-34-55-001-000.031.098-1-33.661.418-4</text:p>
          </table:table-cell>
          <table:table-cell office:value-type="float" office:value="3203" calcext:value-type="float">
            <text:p>3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16:56:41.980000000</meta:creation-date>
    <dc:date>2022-08-05T16:57:10.265000000</dc:date>
    <meta:editing-duration>PT28S</meta:editing-duration>
    <meta:editing-cycles>1</meta:editing-cycles>
    <meta:document-statistic meta:table-count="1" meta:cell-count="324" meta:object-count="0"/>
    <meta:generator>LibreOffice/7.3.2.2$Windows_X86_64 LibreOffice_project/49f2b1bff42cfccbd8f788c8dc32c1c309559be0</meta:generator>
  </office:meta>
</office:document-meta>
</file>